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8in" style:rel-column-width="16268*"/>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8299in" style:rel-column-width="17299*"/>
    </style:style>
    <style:style style:name="Table10.F" style:family="table-column">
      <style:table-column-properties style:column-width="1.6188in" style:rel-column-width="15307*"/>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Heading_20_1" style:master-page-name="First_20_Page">
      <style:paragraph-properties style:page-number="auto"/>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1"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text-position="0% 100%" style:font-name="Times New Roman1"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text-position="super 58%" style:font-name="Times New Roman1" fo:font-size="12pt" fo:language="en" fo:country="US" style:font-name-asian="Times New Roman" style:font-size-asian="12pt" style:font-name-complex="Times New Roman" style:font-size-complex="12pt" style:language-complex="ar" style:country-complex="SA"/>
    </style:style>
    <style:style style:name="T9" style:family="text">
      <style:text-properties fo:color="#000000" style:font-name="TimesNewRomanPSMT" fo:font-size="12pt" style:font-name-asian="TimesNewRomanPSMT" style:font-size-asian="12pt" style:font-name-complex="TimesNewRomanPSMT" style:font-size-complex="12pt"/>
    </style:style>
    <style:style style:name="T10" style:family="text">
      <style:text-properties style:text-position="super 58%"/>
    </style:style>
    <style:style style:name="T11" style:family="text">
      <style:text-properties style:text-position="super 58%" style:font-name="Times New Roman1" style:font-name-asian="Times New Roman" style:font-name-complex="Times New Roman"/>
    </style:style>
    <style:style style:name="T12" style:family="text">
      <style:text-properties style:text-position="0% 100%"/>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protocol for transporting OpenLCB events across <text:span text:style-name="T6">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7438180650517144844" text:style-name="L1">
        <text:list-item>
          <text:p text:style-name="P17">The OpenLCB Message Network Standard, which <text:span text:style-name="T9">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7">The OpenLCB Event Identifiers Standard, which defines the format and content of <text:s/>Event IDs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3"><text:soft-page-break/></text:p>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Simple Node </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9">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Simple Node </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Name</text:p>
          </table:table-cell>
          <table:table-cell table:style-name="Table4.A1" office:value-type="string">
            <text:p text:style-name="P8">Dest ID</text:p>
          </table:table-cell>
          <table:table-cell table:style-name="Table4.A1" office:value-type="string">
            <text:p text:style-name="P8">Event ID</text:p>
          </table:table-cell>
          <table:table-cell table:style-name="Table4.A1" office:value-type="string">
            <text:p text:style-name="P8">Simple Node </text:p>
          </table:table-cell>
          <table:table-cell table:style-name="Table4.A1" office:value-type="string">
            <text:p text:style-name="P8">Common</text:p>
            <text:p text:style-name="P8">MTI</text:p>
          </table:table-cell>
          <table:table-cell table:style-name="Table4.F1" office:value-type="string">
            <text:p text:style-name="P8">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0">0x04C4 – Valid<text:line-break/>0x04C5 – Invalid<text:line-break/>0x04C6 – Reserve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2181408791972205363" text:style-name="L2">
        <text:list-item>
          <text:p text:style-name="P18">Currently valid – the internal state of the consumer &amp; associated devices is known to be same as if it had just consumed this event</text:p>
        </text:list-item>
        <text:list-item>
          <text:p text:style-name="P18">Currently invalid – the internal state of the consumer &amp; associated devices is known to not be the same as if it had just consumed this event</text:p>
        </text:list-item>
        <text:list-item>
          <text:p text:style-name="P18">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Name</text:p>
          </table:table-cell>
          <table:table-cell table:style-name="Table5.A1" office:value-type="string">
            <text:p text:style-name="P8">Dest ID</text:p>
          </table:table-cell>
          <table:table-cell table:style-name="Table5.A1" office:value-type="string">
            <text:p text:style-name="P8">Event ID</text:p>
          </table:table-cell>
          <table:table-cell table:style-name="Table5.A1" office:value-type="string">
            <text:p text:style-name="P8">Simple Node </text:p>
          </table:table-cell>
          <table:table-cell table:style-name="Table5.A1" office:value-type="string">
            <text:p text:style-name="P8">CommonMTI</text:p>
          </table:table-cell>
          <table:table-cell table:style-name="Table5.F1" office:value-type="string">
            <text:p text:style-name="P8">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2">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8">Name</text:p>
          </table:table-cell>
          <table:table-cell table:style-name="Table6.A1" office:value-type="string">
            <text:p text:style-name="P8">Dest ID</text:p>
          </table:table-cell>
          <table:table-cell table:style-name="Table6.A1" office:value-type="string">
            <text:p text:style-name="P8">Event ID</text:p>
          </table:table-cell>
          <table:table-cell table:style-name="Table6.A1" office:value-type="string">
            <text:p text:style-name="P8">Simple Node </text:p>
          </table:table-cell>
          <table:table-cell table:style-name="Table6.A1" office:value-type="string">
            <text:p text:style-name="P8">Common MTI</text:p>
          </table:table-cell>
          <table:table-cell table:style-name="Table6.F1" office:value-type="string">
            <text:p text:style-name="P8">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8">Name</text:p>
          </table:table-cell>
          <table:table-cell table:style-name="Table7.A1" office:value-type="string">
            <text:p text:style-name="P8">Dest ID</text:p>
          </table:table-cell>
          <table:table-cell table:style-name="Table7.A1" office:value-type="string">
            <text:p text:style-name="P8">Event ID</text:p>
          </table:table-cell>
          <table:table-cell table:style-name="Table7.A1" office:value-type="string">
            <text:p text:style-name="P8">Simple Node </text:p>
          </table:table-cell>
          <table:table-cell table:style-name="Table7.A1" office:value-type="string">
            <text:p text:style-name="P8">Common MTI</text:p>
          </table:table-cell>
          <table:table-cell table:style-name="Table7.F1" office:value-type="string">
            <text:p text:style-name="P8">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0">0x0544 – Valid<text:line-break/>0x0545 – Invalid<text:line-break/>0x0546 – Reserve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457938986" text:continue-numbering="true" text:style-name="L2">
        <text:list-item>
          <text:p text:style-name="P18">Currently valid – the internal state of the producer &amp; associated devices is known to that which would cause them to produce the event</text:p>
        </text:list-item>
        <text:list-item>
          <text:p text:style-name="P18">Currently invalid – the internal state of the producer &amp; associated devices is known to not be the same as that which would cause them to produce the event</text:p>
        </text:list-item>
        <text:list-item>
          <text:p text:style-name="P18">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8">Name</text:p>
          </table:table-cell>
          <table:table-cell table:style-name="Table8.A1" office:value-type="string">
            <text:p text:style-name="P8">Dest ID</text:p>
          </table:table-cell>
          <table:table-cell table:style-name="Table8.A1" office:value-type="string">
            <text:p text:style-name="P8">Event ID</text:p>
          </table:table-cell>
          <table:table-cell table:style-name="Table8.A1" office:value-type="string">
            <text:p text:style-name="P8">Simple Node </text:p>
          </table:table-cell>
          <table:table-cell table:style-name="Table8.A1" office:value-type="string">
            <text:p text:style-name="P8">Common</text:p>
            <text:p text:style-name="P8">MTI</text:p>
          </table:table-cell>
          <table:table-cell table:style-name="Table8.F1" office:value-type="string">
            <text:p text:style-name="P8">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2">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8">Name</text:p>
          </table:table-cell>
          <table:table-cell table:style-name="Table9.A1" office:value-type="string">
            <text:p text:style-name="P8">Dest ID</text:p>
          </table:table-cell>
          <table:table-cell table:style-name="Table9.A1" office:value-type="string">
            <text:p text:style-name="P8">Event ID</text:p>
          </table:table-cell>
          <table:table-cell table:style-name="Table9.A1" office:value-type="string">
            <text:p text:style-name="P8">Simple Node </text:p>
          </table:table-cell>
          <table:table-cell table:style-name="Table9.A1" office:value-type="string">
            <text:p text:style-name="P8">Common</text:p>
            <text:p text:style-name="P8">MTI</text:p>
          </table:table-cell>
          <table:table-cell table:style-name="Table9.F1" office:value-type="string">
            <text:p text:style-name="P8">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8208540359690762917" text:style-name="L3">
        <text:list-item>
          <text:p text:style-name="P19">The producer or consumer sends a Producer Identified or Consumer Identified, respectively, message containing the Event ID.</text:p>
        </text:list-item>
        <text:list-item>
          <text:p text:style-name="P19">The producer or consumer sends a Producer Range Identified or Consumer Range Identified, respectively, message where the indicated range contains the Event ID.</text:p>
        </text:list-item>
        <text:list-item>
          <text:p text:style-name="P19">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text:soft-page-break/>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h text:style-name="Heading_20_1" text:outline-level="1">Adaptation to CAN Transport</text:h>
      <text:p text:style-name="Standard">Due to the limitations of CAN, namely a 29-bit header and 8-byte data-part, the format of CAN Event <text:s/>messages have been adapted, as per the following table. <text: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8">Message</text:p>
            <text:p text:style-name="P8">Name</text:p>
          </table:table-cell>
          <table:table-cell table:style-name="Table10.A1" office:value-type="string">
            <text:p text:style-name="P8">Dest ID</text:p>
          </table:table-cell>
          <table:table-cell table:style-name="Table10.A1" office:value-type="string">
            <text:p text:style-name="P8">Event ID</text:p>
          </table:table-cell>
          <table:table-cell table:style-name="Table10.A1" office:value-type="string">
            <text:p text:style-name="P8">Simple Node </text:p>
          </table:table-cell>
          <table:table-cell table:style-name="Table10.A1" office:value-type="string">
            <text:p text:style-name="P8">Header Format</text:p>
          </table:table-cell>
          <table:table-cell table:style-name="Table10.F1" office:value-type="string">
            <text:p text:style-name="P8">Data-part Content</text:p>
          </table:table-cell>
        </table:table-row>
        <table:table-row>
          <table:table-cell table:style-name="Table10.A2" office:value-type="string">
            <text:p text:style-name="P10">Producer/Consumer Event Report (PC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9">0x195B,4sss<text:span text:style-name="T1"> </text:span><text:span text:style-name="T11">1</text:span></text:p>
          </table:table-cell>
          <table:table-cell table:style-name="Table10.F2" office:value-type="string">
            <text:p text:style-name="P9">EventID</text:p>
          </table:table-cell>
        </table:table-row>
        <table:table-row>
          <table:table-cell table:style-name="Table10.A2" office:value-type="string">
            <text:p text:style-name="P10">Identify Consum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Y</text:p>
          </table:table-cell>
          <table:table-cell table:style-name="Table10.A2" office:value-type="string">
            <text:p text:style-name="P9">0x198F,4sss</text:p>
          </table:table-cell>
          <table:table-cell table:style-name="Table10.F2" office:value-type="string">
            <text:p text:style-name="P9">Event ID</text:p>
          </table:table-cell>
        </table:table-row>
        <table:table-row>
          <table:table-cell table:style-name="Table10.A2" office:value-type="string">
            <text:p text:style-name="P10">Consumer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4C,4sss - Valid<text:span text:style-name="T10">2</text:span> <text:s text:c="4"/></text:p>
            <text:p text:style-name="P10">0x194C,5sss - Invalid <text:s/></text:p>
            <text:p text:style-name="P10">0x194C,6sss - Reserved</text:p>
            <text:p text:style-name="P10">0x194C,7sss - Unknown</text:p>
          </table:table-cell>
          <table:table-cell table:style-name="Table10.F2" office:value-type="string">
            <text:p text:style-name="P9">Event ID</text:p>
          </table:table-cell>
        </table:table-row>
        <table:table-row>
          <table:table-cell table:style-name="Table10.A2" office:value-type="string">
            <text:p text:style-name="P10">Consumer Range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9">0x194A,4sss</text:p>
          </table:table-cell>
          <table:table-cell table:style-name="Table10.F2" office:value-type="string">
            <text:p text:style-name="P12">EventID Range</text:p>
          </table:table-cell>
        </table:table-row>
        <table:table-row>
          <table:table-cell table:style-name="Table10.A2" office:value-type="string">
            <text:p text:style-name="P10">Identify Produc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Y</text:p>
          </table:table-cell>
          <table:table-cell table:style-name="Table10.A2" office:value-type="string">
            <text:p text:style-name="P9">0x1991,4sss</text:p>
          </table:table-cell>
          <table:table-cell table:style-name="Table10.F2" office:value-type="string">
            <text:p text:style-name="P9">Event ID</text:p>
          </table:table-cell>
        </table:table-row>
        <table:table-row>
          <table:table-cell table:style-name="Table10.A2" office:value-type="string">
            <text:p text:style-name="P10">Producer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54,4sss - Valid</text:p>
            <text:p text:style-name="P10">0x1954,5sss - Invalid</text:p>
            <text:p text:style-name="P10">0x1954,6sss - Reserved</text:p>
            <text:p text:style-name="P10">0x1954,7sss - Unknown</text:p>
          </table:table-cell>
          <table:table-cell table:style-name="Table10.F2" office:value-type="string">
            <text:p text:style-name="P9">Event ID</text:p>
          </table:table-cell>
        </table:table-row>
        <table:table-row>
          <table:table-cell table:style-name="Table10.A2" office:value-type="string">
            <text:p text:style-name="P10">Producer Identified Range</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9">0x1952,4sss</text:p>
          </table:table-cell>
          <table:table-cell table:style-name="Table10.F2" office:value-type="string">
            <text:p text:style-name="P12">EventID Range</text:p>
          </table:table-cell>
        </table:table-row>
        <text:soft-page-break/>
        <table:table-row>
          <table:table-cell table:style-name="Table10.A2" table:number-rows-spanned="2" office:value-type="string">
            <text:p text:style-name="P10">Identify Events</text:p>
          </table:table-cell>
          <table:table-cell table:style-name="Table10.A2" office:value-type="string">
            <text:p text:style-name="P9">N</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0x1997,0sss</text:p>
          </table:table-cell>
          <table:table-cell table:style-name="Table10.F2" office:value-type="string">
            <text:p text:style-name="Table_20_Contents"/>
          </table:table-cell>
        </table:table-row>
        <table:table-row>
          <table:covered-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1">N</text:p>
          </table:table-cell>
          <table:table-cell table:style-name="Table10.A2" office:value-type="string">
            <text:p text:style-name="P9">0x1996,8sss </text:p>
          </table:table-cell>
          <table:table-cell table:style-name="Table10.F2" office:value-type="string">
            <text:p text:style-name="P9">0ddd<text:span text:style-name="T10">3</text:span></text:p>
          </table:table-cell>
        </table:table-row>
        <table:table-row>
          <table:table-cell table:style-name="Table10.F2" table:number-columns-spanned="6" office:value-type="string">
            <text:p text:style-name="P10">Footnotes:<text:line-break/><text:span text:style-name="T10">1 <text:s/></text:span>sss - <text:span text:style-name="T5">The 12-bit source alias field.</text:span><text:line-break/><text:span text:style-name="T10">2 </text:span><text:span text:style-name="T12"><text:s/></text:span><text:span text:style-name="T7">Quality - Producer and Consumer Identified messages are flagged with the validity of the reply.<text:line-break/></text:span><text:span text:style-name="T8">3 </text:span><text:span text:style-name="T7">0ddd - First two bytes of the data-part, representing the 12-bit destination Alias, the top 4 bits are zero. <text:s/></text:span></text:p>
          </table: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Message Formats (Normative)<text:tab/>1</text:p>
          <text:p text:style-name="P20"><text:s/>4.1 Producer/Consumer Event Report (PCER)<text:tab/>2</text:p>
          <text:p text:style-name="P20"><text:s/>4.2 Identify Consumer <text:tab/>2</text:p>
          <text:p text:style-name="P20"><text:s/>4.3 Consumer Identified <text:tab/>2</text:p>
          <text:p text:style-name="P20"><text:s/>4.4 Consumer Range Identified<text:tab/>3</text:p>
          <text:p text:style-name="P20"><text:s/>4.5 Identify Producer <text:tab/>3</text:p>
          <text:p text:style-name="P20"><text:s/>4.6 Producer Identified<text:tab/>3</text:p>
          <text:p text:style-name="P20"><text:s/>4.7 Producer Range Identified<text:tab/>4</text:p>
          <text:p text:style-name="P20"><text:s/>4.8 Identify Events<text:tab/>4</text:p>
          <text:p text:style-name="P16"><text:s/>5 States (Normative)<text:tab/>4</text:p>
          <text:p text:style-name="P16"><text:s/>6 Interactions (Normative)<text:tab/>5</text:p>
          <text:p text:style-name="P20"><text:s/>6.1 Event Transfer<text:tab/>5</text:p>
          <text:p text:style-name="P20"><text:s/>6.2 Event Enquiry<text:tab/>5</text:p>
          <text:p text:style-name="P20"><text:s/>6.3 Producer Enquiry<text:tab/>5</text:p>
          <text:p text:style-name="P20"><text:s/>6.4 Consumer Enquiry<text:tab/>6</text:p>
          <text:p text:style-name="P16"><text:s/>7 Adaptation to CAN Transport<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3-01-25T08:02:19">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08:02:19">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3-01-25T08:02:19">1-25-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09</meta:editing-cycles>
    <meta:editing-duration>P3DT17H19M34S</meta:editing-duration>
    <meta:generator>OpenOffice.org/3.4.1$Unix OpenOffice.org_project/341m1$Build-9593</meta:generator>
    <dc:date>2013-01-25T08:02:19</dc:date>
    <dc:creator>Bob Jacobsen</dc:creator>
    <meta:keyword>OpenLCB Event Transport</meta:keyword>
    <meta:document-statistic meta:table-count="10" meta:image-count="1" meta:object-count="0" meta:page-count="7" meta:paragraph-count="253" meta:word-count="1788" meta:character-count="11052"/>
    <meta:user-defined meta:name="Info 1"/>
    <meta:user-defined meta:name="Info 2"/>
    <meta:user-defined meta:name="Info 3"/>
    <meta:user-defined meta:name="Info 4"/>
  </office:meta>
</office:document-meta>
</file>